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34cm" svg:height="0.962cm" svg:x="3.716cm" svg:y="0.93cm">
          <draw:text-box>
            <text:p><text:span text:style-name="T1">Ideale Leitung</text:span></text:p>
          </draw:text-box>
        </draw:frame>
        <draw:line draw:style-name="gr2" draw:text-style-name="P2" draw:layer="layout" svg:x1="1.801cm" svg:y1="2.9cm" svg:x2="9.801cm" svg:y2="2.9cm">
          <text:p/>
        </draw:line>
        <draw:line draw:style-name="gr2" draw:text-style-name="P2" draw:layer="layout" svg:x1="1.802cm" svg:y1="5.4cm" svg:x2="9.802cm" svg:y2="5.4cm">
          <text:p/>
        </draw:line>
        <draw:custom-shape draw:style-name="gr3" draw:text-style-name="P3" draw:layer="layout" svg:width="0.2cm" svg:height="0.2cm" svg:x="1.61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.617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9.717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9.718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02cm" svg:y1="2.901cm" svg:x2="19.502cm" svg:y2="2.901cm">
          <text:p/>
        </draw:line>
        <draw:line draw:style-name="gr2" draw:text-style-name="P2" draw:layer="layout" svg:x1="11.503cm" svg:y1="5.401cm" svg:x2="19.503cm" svg:y2="5.401cm">
          <text:p/>
        </draw:line>
        <draw:custom-shape draw:style-name="gr3" draw:text-style-name="P3" draw:layer="layout" svg:width="0.2cm" svg:height="0.2cm" svg:x="11.317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1.318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9.418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9.419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3cm" svg:height="0.8cm" svg:x="14.6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3cm" svg:height="0.8cm" svg:x="14.65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H}}$§svg§600§TRUE§</svg:desc>
          <draw:g>
            <draw:path draw:style-name="gr5" draw:text-style-name="P5" draw:layer="layout" svg:width="0.298cm" svg:height="0.294cm" svg:x="15.483cm" svg:y="2.758cm" svg:viewBox="0 0 299 295" svg:d="M140 29c3-10 4-15 12-16 4 0 17 0 25 0 30 0 77 0 77 42 0 14-7 43-23 59-11 12-33 25-72 25-15 0-31 0-46 0 9-37 18-74 27-110zM200 143c43-8 94-38 94-80 0-36-39-63-94-63-40 0-80 0-120 0-8 0-12 0-12 8 0 5 4 5 12 5 5 1 9 0 16 1 7 0 11 2 11 6 0 3 0 4-2 9-18 75-37 150-56 224-3 17-5 20-38 20-7 0-11 0-11 8 0 5 5 5 6 5 11 0 41-1 53-1s40 1 52 1c4 0 9 0 9-9 0-4-4-4-12-4-15 0-27 0-27-8 0-2 0-4 2-7 9-37 18-74 27-111 17 0 34 0 51 0 38 0 45 24 45 38 0 7-4 19-6 29-2 12-7 28-7 36 0 45 51 45 56 45 36 0 50-42 50-48 0-4-3-3-4-4-4 0-5 2-6 4-10 32-28 39-39 39-13 0-16-9-16-25 0-14 3-35 4-48 2-6 2-15 2-19 0-33-28-46-40-51z">
              <text:p/>
            </draw:path>
            <draw:path draw:style-name="gr5" draw:text-style-name="P5" draw:layer="layout" svg:width="0.215cm" svg:height="0.2cm" svg:x="15.8cm" svg:y="2.906cm" svg:viewBox="0 0 216 201" svg:d="M184 24c0-10 2-13 24-13 3 0 5 0 8 0 0-4 0-7 0-11-15 1-34 1-45 1-10 0-30 0-44-1 0 4 0 7 0 11 2 0 5 0 7 0 23 0 23 3 23 13 0 22 0 45 0 67-33 0-66 0-98 0 0-22 0-45 0-67 0-10 1-13 24-13 2 0 4 0 6 0 0-4 0-7 0-11-15 1-34 1-43 1-12 0-30 0-46-1 0 4 0 7 0 11 2 0 5 0 7 0 23 0 24 3 24 13 0 51 0 102 0 153 0 10-1 13-24 13-2 0-5 0-7 0 0 4 0 7 0 11 16-1 34-1 44-1 11 0 30 0 45 1 0-4 0-7 0-11-2 0-4 0-6 0-23 0-24-2-24-13 0-25 0-50 0-75 32 0 65 0 98 0 0 25 0 50 0 75 0 10 0 13-23 13-2 0-5 0-7 0 0 4 0 7 0 11 14-1 34-1 44-1 11 0 30 0 45 1 0-4 0-7 0-11-3 0-5 0-8 0-22 0-24-2-24-13 0-51 0-102 0-153z">
              <text:p/>
            </draw:path>
          </draw:g>
        </draw:g>
        <draw:g>
          <svg:title>TexMaths</svg:title>
          <svg:desc>12§latex§$R_{\mathrm{R}}$§svg§600§TRUE§</svg:desc>
          <draw:g>
            <draw:path draw:style-name="gr5" draw:text-style-name="P5" draw:layer="layout" svg:width="0.298cm" svg:height="0.294cm" svg:x="15.485cm" svg:y="5.26cm" svg:viewBox="0 0 299 295" svg:d="M140 29c2-10 4-15 11-16 5 0 18 0 26 0 30 0 77 0 77 42 0 14-7 43-24 59-11 12-32 25-71 25-15 0-31 0-46 0 9-37 18-74 27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6 0 33 0 49 0 39 0 47 24 47 38 0 7-4 19-6 29-4 12-7 28-7 36 0 45 50 45 56 45 36 0 50-42 50-48 0-4-3-3-5-4-4 0-4 2-5 6-11 30-29 37-39 37-13 0-17-9-17-25 0-14 3-35 5-48 0-6 1-13 1-19 0-33-27-46-39-51z">
              <text:p/>
            </draw:path>
            <draw:path draw:style-name="gr5" draw:text-style-name="P5" draw:layer="layout" svg:width="0.222cm" svg:height="0.206cm" svg:x="15.803cm" svg:y="5.408cm" svg:viewBox="0 0 223 207" svg:d="M130 100c27-6 53-22 53-46 0-30-39-54-85-54-33 0-65 0-98 0 0 4 0 7 0 11 2 0 4 0 6 0 23 0 24 3 24 13 0 51 0 102 0 153 0 10-1 13-24 13-2 0-4 0-6 0 0 4 0 7 0 11 14-1 31-1 43-1s29 0 43 1c0-4 0-7 0-11-2 0-4 0-6 0-23 0-24-2-24-13 0-24 0-48 0-72 13 0 27 0 40 0 5 0 20 0 33 12 10 9 10 16 10 36 0 19 0 31 14 42 12 11 30 12 39 12 23 0 31-24 31-32 0-3 0-6-5-6s-5 2-6 6c-1 16-11 23-19 23-17 0-19-17-23-44-4-22-5-27-13-37-3-3-11-12-27-17zM95 97c-13 0-26 0-39 0 0-25 0-50 0-74 0-9 0-11 9-11 2-1 12-1 18-1 28 0 68 0 68 43 0 32-25 43-56 43z">
              <text:p/>
            </draw:path>
          </draw:g>
        </draw:g>
        <draw:frame draw:style-name="gr1" draw:text-style-name="P1" draw:layer="layout" svg:width="4.234cm" svg:height="0.962cm" svg:x="13.816cm" svg:y="0.93cm">
          <draw:text-box>
            <text:p><text:span text:style-name="T1">Reale Leitung</text:span></text:p>
          </draw:text-box>
        </draw:frame>
        <draw:line draw:style-name="gr6" draw:text-style-name="P2" draw:layer="layout" svg:x1="1.75cm" svg:y1="3.25cm" svg:x2="1.75cm" svg:y2="5cm">
          <text:p/>
        </draw:line>
        <draw:line draw:style-name="gr6" draw:text-style-name="P2" draw:layer="layout" svg:x1="9.85cm" svg:y1="3.243cm" svg:x2="9.85cm" svg:y2="4.993cm">
          <text:p/>
        </draw:line>
        <draw:line draw:style-name="gr6" draw:text-style-name="P2" draw:layer="layout" svg:x1="11.45cm" svg:y1="3.236cm" svg:x2="11.45cm" svg:y2="4.986cm">
          <text:p/>
        </draw:line>
        <draw:line draw:style-name="gr6" draw:text-style-name="P2" draw:layer="layout" svg:x1="19.55cm" svg:y1="3.229cm" svg:x2="19.55cm" svg:y2="4.979cm">
          <text:p/>
        </draw:line>
        <draw:g>
          <svg:title>TexMaths</svg:title>
          <svg:desc>12§latex§$U_{0}$§svg§600§TRUE§</svg:desc>
          <draw:g>
            <draw:path draw:style-name="gr5" draw:text-style-name="P5" draw:layer="layout" svg:width="0.289cm" svg:height="0.294cm" svg:x="1.185cm" svg:y="3.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5" draw:text-style-name="P5" draw:layer="layout" svg:width="0.135cm" svg:height="0.2cm" svg:x="1.458cm" svg:y="3.914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g>
          <svg:title>TexMaths</svg:title>
          <svg:desc>12§latex§$U_{1}=U_{0}$§svg§600§TRUE§</svg:desc>
          <draw:g>
            <draw:path draw:style-name="gr5" draw:text-style-name="P5" draw:layer="layout" svg:width="0.29cm" svg:height="0.294cm" svg:x="8.187cm" svg:y="3.763cm" svg:viewBox="0 0 291 295" svg:d="M239 44c4-17 12-30 45-31 3 0 7 0 7-8-1-2 0-5-4-5-15 0-29 1-44 1-14 0-30-1-44-1-2 0-7 0-7 8 0 5 3 5 7 5 24 0 29 10 29 18 0 1-1 8-1 10-13 49-26 99-39 149-13 56-62 92-104 92-29 0-52-18-52-54 0-1 0-14 5-33 14-54 27-109 41-163 4-14 5-19 36-19 11 0 14 0 14-8 0-5-4-5-6-5-12 0-42 1-54 1-13 0-42-1-55-1-2 0-7 0-7 8 0 5 4 5 12 5 5 1 8 0 16 1 7 0 10 2 10 6 0 3-4 21-7 30-3 13-5 25-8 37-5 17-24 96-27 104-2 11-2 18-2 24 0 52 38 80 83 80 53 0 104-46 118-103 13-49 25-98 38-148z">
              <text:p/>
            </draw:path>
            <draw:path draw:style-name="gr5" draw:text-style-name="P5" draw:layer="layout" svg:width="0.106cm" svg:height="0.194cm" svg:x="8.478cm" svg:y="3.917cm" svg:viewBox="0 0 107 195" svg:d="M66 8c0-8 0-8-8-8-20 19-46 19-58 19 0 4 0 7 0 11 7 0 26 0 43-8 0 49 0 99 0 149 0 10 0 13-30 13-3 0-7 0-11 0 0 4 0 7 0 11 5 0 41-1 52-1 10 0 47 1 53 1 0-4 0-7 0-11-4 0-7 0-11 0-30 0-30-3-30-13 0-54 0-108 0-163z">
              <text:p/>
            </draw:path>
            <draw:path draw:style-name="gr5" draw:text-style-name="P5" draw:layer="layout" svg:width="0.28cm" svg:height="0.097cm" svg:x="8.776cm" svg:y="3.89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5" draw:layer="layout" svg:width="0.29cm" svg:height="0.294cm" svg:x="9.226cm" svg:y="3.763cm" svg:viewBox="0 0 291 295" svg:d="M239 44c4-17 12-30 45-31 3 0 7 0 7-8-2-2 0-5-6-5-13 0-27 1-42 1-14 0-30-1-44-1-2 0-7 0-7 8 0 5 3 5 7 5 24 0 29 10 29 18 0 1-1 8-1 10-13 49-26 99-39 149-14 56-62 92-104 92-29 0-52-18-52-54 0-1 0-14 5-33 14-54 27-109 41-163 4-14 5-19 35-19 12 0 14 0 14-8 0-5-3-5-6-5-11 0-42 1-54 1s-42-1-54-1c-3 0-8 0-8 8 0 5 5 5 12 5 1 0 9 0 17 1 7 0 10 2 10 6 0 3-4 21-7 30-3 13-6 25-9 37-4 17-24 96-26 104-2 11-2 18-2 24 0 52 38 80 82 80 54 0 105-46 119-103 13-49 25-98 38-148z">
              <text:p/>
            </draw:path>
            <draw:path draw:style-name="gr5" draw:text-style-name="P5" draw:layer="layout" svg:width="0.136cm" svg:height="0.2cm" svg:x="9.5cm" svg:y="3.917cm" svg:viewBox="0 0 137 201" svg:d="M137 102c0-33-4-57-18-77-9-13-28-25-51-25-68 0-68 81-68 102s0 99 68 99c69 0 69-79 69-99zM68 192c-14 0-32-8-38-32-4-17-4-40-4-62 0-21 0-44 5-60 6-24 25-30 37-30 16 0 32 10 36 27 5 16 5 37 5 63 0 22 0 43-3 61-6 28-26 33-38 33z">
              <text:p/>
            </draw:path>
          </draw:g>
        </draw:g>
        <draw:g>
          <svg:title>TexMaths</svg:title>
          <svg:desc>12§latex§$U_{0}$§svg§600§TRUE§</svg:desc>
          <draw:g>
            <draw:path draw:style-name="gr5" draw:text-style-name="P5" draw:layer="layout" svg:width="0.289cm" svg:height="0.294cm" svg:x="10.889cm" svg:y="3.764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5" draw:text-style-name="P5" draw:layer="layout" svg:width="0.135cm" svg:height="0.2cm" svg:x="11.162cm" svg:y="3.918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g>
          <svg:title>TexMaths</svg:title>
          <svg:desc>12§latex§$U_{1}\neq U_{0}$§svg§600§TRUE§</svg:desc>
          <draw:g>
            <draw:path draw:style-name="gr5" draw:text-style-name="P5" draw:layer="layout" svg:width="0.29cm" svg:height="0.294cm" svg:x="17.887cm" svg:y="3.779cm" svg:viewBox="0 0 291 295" svg:d="M239 44c4-18 12-30 45-31 3 0 7-1 7-8 0-1 0-5-4-5-15 0-29 1-44 1-14 0-30-1-44-1-2 0-7 0-7 8 0 5 3 5 7 5 24 0 29 9 29 18 0 1-1 7-1 8-13 51-26 101-39 151-13 55-62 92-104 92-29 0-52-18-52-55 2-11 0-14 5-32 14-54 27-108 41-163 4-15 5-19 36-19 11 0 14 0 14-8 0-5-4-5-6-5-12 0-42 1-54 1-13 0-42-1-55-1-2 0-7 0-7 8 0 5 4 5 12 5 5 0 8 0 16 0 7 1 10 1 10 7 0 3-4 21-7 30-3 13-5 25-8 37-5 16-24 96-27 103-2 12-2 18-2 25 0 51 38 80 83 80 53 0 104-47 118-102 13-50 25-99 38-149z">
              <text:p/>
            </draw:path>
            <draw:path draw:style-name="gr5" draw:text-style-name="P5" draw:layer="layout" svg:width="0.106cm" svg:height="0.194cm" svg:x="18.178cm" svg:y="3.934cm" svg:viewBox="0 0 107 195" svg:d="M66 8c0-8 0-8-8-8-20 18-46 18-58 18 0 4 0 7 0 11 7 0 26 0 43-9 0 51 0 101 0 151 0 10 0 13-30 13-3 0-7 0-11 0 0 4 0 7 0 11 5-1 41-1 52-1 10 0 47 0 53 1 0-4 0-7 0-11-4 0-7 0-11 0-30 0-30-3-30-13 0-54 0-108 0-163z">
              <text:p/>
            </draw:path>
            <draw:path draw:style-name="gr5" draw:text-style-name="P5" draw:layer="layout" svg:width="0.209cm" svg:height="0.39cm" svg:x="18.511cm" svg:y="3.765cm" svg:viewBox="0 0 210 391" svg:d="M207 17c3-6 3-7 3-9s-3-8-9-8c-4 0-6 2-8 8-63 122-126 244-189 366-4 6-4 8-4 9 0 3 4 8 8 8 5 0 6-2 10-8 63-122 126-244 189-366z">
              <text:p/>
            </draw:path>
            <draw:path draw:style-name="gr5" draw:text-style-name="P5" draw:layer="layout" svg:width="0.28cm" svg:height="0.098cm" svg:x="18.476cm" svg:y="3.911cm" svg:viewBox="0 0 281 99" svg:d="M266 18c6 0 15 1 15-8s-9-10-15-10c-84 0-168 0-252 0-6 0-14 1-14 10s8 8 14 8c84 0 168 0 252 0zM266 99c6 0 15 0 15-9s-9-9-15-9c-84 0-168 0-252 0-6 0-14 0-14 9s8 9 14 9c84 0 168 0 252 0z">
              <text:p/>
            </draw:path>
            <draw:path draw:style-name="gr5" draw:text-style-name="P5" draw:layer="layout" svg:width="0.29cm" svg:height="0.294cm" svg:x="18.926cm" svg:y="3.779cm" svg:viewBox="0 0 291 295" svg:d="M239 44c4-18 12-30 45-31 3 0 7-1 7-8 0-1 0-5-6-5-13 0-27 1-42 1-14 0-30-1-44-1-2 0-7 0-7 8 0 5 3 5 7 5 24 0 29 9 29 18 0 1-1 7-1 8-13 51-26 101-39 151-14 55-62 92-104 92-29 0-52-18-52-55 2-11 0-14 5-32 14-54 27-108 41-163 4-15 5-19 35-19 12 0 14 0 14-8 0-5-3-5-6-5-11 0-42 1-54 1s-42-1-54-1c-3 0-8 0-8 8 0 5 5 5 12 5 1 0 9 0 17 0 7 1 10 1 10 7 0 3-4 21-7 30-3 13-6 25-9 37-4 16-24 96-26 103-2 12-2 18-2 25 0 51 38 80 82 80 54 0 105-47 119-102 13-50 25-99 38-149z">
              <text:p/>
            </draw:path>
            <draw:path draw:style-name="gr5" draw:text-style-name="P5" draw:layer="layout" svg:width="0.136cm" svg:height="0.2cm" svg:x="19.2cm" svg:y="3.934cm" svg:viewBox="0 0 137 201" svg:d="M137 100c0-32-4-55-18-75-9-13-28-25-51-25-68 0-68 80-68 100 0 21 0 101 68 101 69 0 69-79 69-101zM68 193c-14 0-32-9-38-33-4-16-4-42-4-63 0-22 0-43 5-60 6-23 25-29 37-29 16 0 32 10 36 27 5 15 5 37 5 62 0 21 0 44-3 62-6 26-26 34-38 3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3T13:20:30.565910625</dc:date>
    <meta:editing-duration>PT3H30M9S</meta:editing-duration>
    <meta:editing-cycles>39</meta:editing-cycles>
    <meta:generator>LibreOffice/7.3.7.2$Linux_X86_64 LibreOffice_project/30$Build-2</meta:generator>
    <meta:document-statistic meta:object-count="51"/>
  </office:meta>
</office:document-meta>
</file>